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xKernelPlatform.toURLs( String [ ] j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mxKernelPlatform.getJars( Class ... 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mxKernelPlatform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xKernelPlatform.star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mxKernelPlatform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ardClassLoade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KernelPlatform.createTempDir( String 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uardClassLoader.loadClass( String name , boolean resolv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GuardClassLoader.getResour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mxKernelPlatform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KernelPlatform.getConfiguratio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xKernelPlatform.delete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mxKernelPlatfor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KernelPlatform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xKernelPlatform.setExitCode( int exi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mxKernelPlatform.getPlatfor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xKernelPlatform.getExi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KernelPlatform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ardClassLoader.GuardClassLoader( URL [ ] urls , List &lt; String &gt; additionalPackag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mxKernelPlatform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GuardClassLoader.hasMoreEle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mxKernelPlatform.getFelixConfigura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mxKernelPlatform.getLocal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uardClassLoader.getResources( final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